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/" manifest:media-type="application/vnd.oasis.opendocument.spreadsheet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3/content.xml" manifest:media-type="text/xml"/>
  <manifest:file-entry manifest:full-path="Object 6/styles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5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36">
      <style:table-cell-properties fo:border="thin solid #000000"/>
    </style:style>
    <style:style style:name="ce5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0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11" style:family="table-cell" style:parent-style-name="Percent" style:data-style-name="N13">
      <style:table-cell-properties fo:border="thin solid #000000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5.000625cm" style:use-optimal-column-width="true"/>
    </style:style>
    <style:style style:name="co4" style:family="table-column">
      <style:table-column-properties fo:break-before="auto" style:column-width="5.34458333333333cm" style:use-optimal-column-width="true"/>
    </style:style>
    <style:style style:name="co5" style:family="table-column">
      <style:table-column-properties fo:break-before="auto" style:column-width="3.254375cm" style:use-optimal-column-width="true"/>
    </style:style>
    <style:style style:name="co6" style:family="table-column">
      <style:table-column-properties fo:break-before="auto" style:column-width="6.429375cm"/>
    </style:style>
    <style:style style:name="co7" style:family="table-column">
      <style:table-column-properties fo:break-before="auto" style:column-width="3.75708333333333cm"/>
    </style:style>
    <style:style style:name="co8" style:family="table-column">
      <style:table-column-properties fo:break-before="auto" style:column-width="1.87854166666667cm" style:use-optimal-column-width="true"/>
    </style:style>
    <style:style style:name="co9" style:family="table-column">
      <style:table-column-properties fo:break-before="auto" style:column-width="4.1275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1.93145833333333cm" style:use-optimal-column-width="true"/>
    </style:style>
    <style:style style:name="co12" style:family="table-column">
      <style:table-column-properties fo:break-before="auto" style:column-width="7.32895833333333cm" style:use-optimal-column-width="true"/>
    </style:style>
    <style:style style:name="co13" style:family="table-column">
      <style:table-column-properties fo:break-before="auto" style:column-width="3.651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false"/>
      <table:table table:name="Figure_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2">
            <text:p>Title:</text:p>
          </table:table-cell>
          <table:table-cell office:value-type="string" table:style-name="ce1">
            <text:p>Humanitarian assistance by donor to Uganda,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ource:</text:p>
          </table:table-cell>
          <table:table-cell office:value-type="string" table:style-name="ce1">
            <text:p>Development Initiatives based on UN OCHA Financial Tracking Service. Data downloaded and compiled 19 July 2016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Notes:</text:p>
          </table:table-cell>
          <table:table-cell office:value-type="string" table:style-name="ce6">
            <text:p><text:s/>US: <text:s/>United <text:s/>States; <text:s/>EU <text:s/>includes <text:s/>European <text:s/>Commission’s <text:s/>Humanitarian <text:s/>Aid <text:s/>and <text:s/>Civil <text:s/>Protection <text:s/>department<text:s/></text:p>
            <text:p>(ECHO) and the European Commission (EC); CERF: Central Emergency Response Fund. Private includes individuals and<text:s/></text:p>
            <text:p>organisations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5">
            <text:p>Donor</text:p>
          </table:table-cell>
          <table:table-cell office:value-type="string" table:style-name="ce5">
            <text:p>US$ million</text:p>
          </table:table-cell>
          <table:table-cell/>
          <table:table-cell table:style-name="ce1">
            <draw:frame xmlns:presentation="urn:oasis:names:tc:opendocument:xmlns:presentation:1.0" draw:z-index="1" draw:id="id0" draw:style-name="a0" draw:name="Chart 1" svg:x="0in" svg:y="0.01667in" svg:width="5in" svg:height="3.125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3">
            <text:p>US</text:p>
          </table:table-cell>
          <table:table-cell office:value-type="float" office:value="29.127527000000001" table:style-name="ce4">
            <text:p>29.1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">
            <text:p>CERF</text:p>
          </table:table-cell>
          <table:table-cell office:value-type="float" office:value="18.000026999999999" table:style-name="ce4">
            <text:p>18.0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">
            <text:p>EU</text:p>
          </table:table-cell>
          <table:table-cell office:value-type="float" office:value="8.5397250000000007" table:style-name="ce4">
            <text:p>8.5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">
            <text:p>Private</text:p>
          </table:table-cell>
          <table:table-cell office:value-type="float" office:value="3.7613979999999998" table:style-name="ce4">
            <text:p>3.8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">
            <text:p>Sweden</text:p>
          </table:table-cell>
          <table:table-cell office:value-type="float" office:value="2.6048900000000001" table:style-name="ce4">
            <text:p>2.6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">
            <text:p>Canada</text:p>
          </table:table-cell>
          <table:table-cell office:value-type="float" office:value="2.2156570000000002" table:style-name="ce4">
            <text:p>2.2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">
            <text:p>Denmark</text:p>
          </table:table-cell>
          <table:table-cell office:value-type="float" office:value="1.849969" table:style-name="ce4">
            <text:p>1.8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">
            <text:p>Finland</text:p>
          </table:table-cell>
          <table:table-cell office:value-type="float" office:value="0.53837500000000005" table:style-name="ce4">
            <text:p>0.5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  <table:table table:name="Figure_2" table:style-name="ta2"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0">
            <text:p>Title:</text:p>
          </table:table-cell>
          <table:table-cell office:value-type="string" table:style-name="ce6">
            <text:p>Humanitarian funding to Uganda within the regional South Sudan Regional Refugee Response<text:s/></text:p>
            <text:p>Plan, 2014–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Source:</text:p>
          </table:table-cell>
          <table:table-cell office:value-type="string" table:style-name="ce1">
            <text:p>Development Initiatives based on UN OCHA FTS. Data downloaded 19 July 2016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Notes:</text:p>
          </table:table-cell>
          <table:table-cell office:value-type="string" table:style-name="ce6">
            <text:p>This <text:s/>analysis <text:s/>is <text:s/>based <text:s/>on <text:s/>figures <text:s/>reported <text:s/>to <text:s/>the <text:s/>FTS <text:s/>regional <text:s/>appeals <text:s/>summary <text:s/>tables. <text:s/>There <text:s/>are <text:s/>currently<text:s/></text:p>
            <text:p>challenges in quantifying the volumes attached to this crisis/emergency as there are some potential crossovers with<text:s/></text:p>
            <text:p>the Sudan Humanitarian Response Plan – no funding is tracked within the FTS custom downloads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9"/>
          <table:table-cell office:value-type="string" table:style-name="ce7">
            <text:p>Requirements met (US$ million)</text:p>
          </table:table-cell>
          <table:table-cell office:value-type="string" table:style-name="ce3">
            <text:p>Unmet requirements (US$ million)</text:p>
          </table:table-cell>
          <table:table-cell office:value-type="string" table:style-name="ce3">
            <text:p>% requirements met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2014" table:style-name="ce8">
            <text:p>2014</text:p>
          </table:table-cell>
          <table:table-cell office:value-type="float" office:value="112.86297399999999" table:style-name="ce3">
            <text:p>112.862974</text:p>
          </table:table-cell>
          <table:table-cell office:value-type="float" office:value="111.44101499999999" table:style-name="ce3">
            <text:p>111.441015</text:p>
          </table:table-cell>
          <table:table-cell office:value-type="percentage" office:value="0.50316971402590616" table:style-name="ce11">
            <text:p>50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2015" table:style-name="ce3">
            <text:p>2015</text:p>
          </table:table-cell>
          <table:table-cell office:value-type="float" office:value="57.833970999999998" table:style-name="ce3">
            <text:p>57.833971</text:p>
          </table:table-cell>
          <table:table-cell office:value-type="float" office:value="162.773797" table:style-name="ce3">
            <text:p>162.773797</text:p>
          </table:table-cell>
          <table:table-cell office:value-type="percentage" office:value="0.26200000000000001" table:style-name="ce11">
            <text:p>26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2016" table:style-name="ce3">
            <text:p>2016</text:p>
          </table:table-cell>
          <table:table-cell office:value-type="float" office:value="42.458342000000002" table:style-name="ce3">
            <text:p>42.458342</text:p>
          </table:table-cell>
          <table:table-cell office:value-type="float" office:value="151.26505299999999" table:style-name="ce3">
            <text:p>151.265053</text:p>
          </table:table-cell>
          <table:table-cell office:value-type="percentage" office:value="0.219" table:style-name="ce11">
            <text:p>22%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xmlns:presentation="urn:oasis:names:tc:opendocument:xmlns:presentation:1.0" draw:z-index="1" draw:id="id1" draw:style-name="a1" draw:name="Chart 1" svg:x="0.03659in" svg:y="0.03623in" svg:width="5.5259in" svg:height="3.74502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Figure_3" table:style-name="ta2"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2">
            <text:p>Title:</text:p>
          </table:table-cell>
          <table:table-cell office:value-type="string" table:style-name="ce1">
            <text:p>Funding for Uganda from the UN CERF by sector, 2016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ource:</text:p>
          </table:table-cell>
          <table:table-cell office:value-type="string" table:style-name="ce1">
            <text:p>Development Initiatives based on UN OCHA CERF. Data downloaded and compiled 19 July 2016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Notes:</text:p>
          </table:table-cell>
          <table:table-cell office:value-type="string" table:style-name="ce1">
            <text:p>Protection: Protection/Human Rights/Rule of Law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5">
            <text:p>Sector</text:p>
          </table:table-cell>
          <table:table-cell office:value-type="string" table:style-name="ce5">
            <text:p>US$ million</text:p>
          </table:table-cell>
          <table:table-cell/>
          <table:table-cell table:style-name="ce1">
            <draw:frame xmlns:presentation="urn:oasis:names:tc:opendocument:xmlns:presentation:1.0" draw:z-index="1" draw:id="id2" draw:style-name="a2" draw:name="Chart 2" svg:x="0.01667in" svg:y="0.00833in" svg:width="5in" svg:height="3.125in" style:rel-width="scale" style:rel-height="scale">
              <draw:object xlink:href="Object 3/" xlink:type="simple" xlink:show="embed" xlink:actuate="onLoad"/>
              <svg:desc/>
            </draw:frame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3">
            <text:p>Multi-sector</text:p>
          </table:table-cell>
          <table:table-cell office:value-type="float" office:value="7.375" table:style-name="ce4">
            <text:p>7.4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">
            <text:p>Food</text:p>
          </table:table-cell>
          <table:table-cell office:value-type="float" office:value="5.5" table:style-name="ce4">
            <text:p>5.5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">
            <text:p>Protection</text:p>
          </table:table-cell>
          <table:table-cell office:value-type="float" office:value="2.625" table:style-name="ce4">
            <text:p>2.6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">
            <text:p>Health</text:p>
          </table:table-cell>
          <table:table-cell office:value-type="float" office:value="1.300028" table:style-name="ce4">
            <text:p>1.3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">
            <text:p>Agriculture</text:p>
          </table:table-cell>
          <table:table-cell office:value-type="float" office:value="0.8" table:style-name="ce4">
            <text:p>0.8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">
            <text:p>Water and sanitation</text:p>
          </table:table-cell>
          <table:table-cell office:value-type="float" office:value="0.39999899999999999" table:style-name="ce4">
            <text:p>0.4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  <table:table table:name="Figure_4" table:style-name="ta2">
        <table:table-column table:style-name="co1" table:default-cell-style-name="ce1"/>
        <table:table-column table:style-name="co9" table:default-cell-style-name="ce1"/>
        <table:table-column table:style-name="co8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2">
            <text:p>Title:</text:p>
          </table:table-cell>
          <table:table-cell office:value-type="string" table:style-name="ce1">
            <text:p>Humanitarian funding to Uganda by sector,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ource:</text:p>
          </table:table-cell>
          <table:table-cell office:value-type="string" table:style-name="ce1">
            <text:p>Development Initiatives based on UN OCHA Financial Tracking Service. Data downloaded and compiled 19 July 2016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Notes:</text:p>
          </table:table-cell>
          <table:table-cell office:value-type="string" table:style-name="ce12">
            <text:p>Other' includes 'Agriculture', 'Shelter and non-food items', 'Coordination and support services' and 'Education'. Protection: Protection/Human Rights/Rule of Law; Economic: Economic recovery and infrastructur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5">
            <text:p>Sector</text:p>
          </table:table-cell>
          <table:table-cell office:value-type="string" table:style-name="ce5">
            <text:p>US$ million</text:p>
          </table:table-cell>
          <table:table-cell/>
          <table:table-cell table:style-name="ce1">
            <draw:frame xmlns:presentation="urn:oasis:names:tc:opendocument:xmlns:presentation:1.0" draw:z-index="1" draw:id="id3" draw:style-name="a3" draw:name="Chart 1" svg:x="0.00833in" svg:y="0.01667in" svg:width="5in" svg:height="3.125in" style:rel-width="scale" style:rel-height="scale">
              <draw:object xlink:href="Object 4/" xlink:type="simple" xlink:show="embed" xlink:actuate="onLoad"/>
              <svg:desc/>
            </draw:frame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3">
            <text:p>Sector not yet specified</text:p>
          </table:table-cell>
          <table:table-cell office:value-type="float" office:value="35.078422000000003" table:style-name="ce4">
            <text:p>35.1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">
            <text:p>Multi-sector</text:p>
          </table:table-cell>
          <table:table-cell office:value-type="float" office:value="14.315645999999999" table:style-name="ce4">
            <text:p>14.3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">
            <text:p>Food</text:p>
          </table:table-cell>
          <table:table-cell office:value-type="float" office:value="8.7451969999999992" table:style-name="ce4">
            <text:p>8.7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">
            <text:p>Health</text:p>
          </table:table-cell>
          <table:table-cell office:value-type="float" office:value="2.0577899999999998" table:style-name="ce4">
            <text:p>2.1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">
            <text:p>Protection</text:p>
          </table:table-cell>
          <table:table-cell office:value-type="float" office:value="1.865124" table:style-name="ce4">
            <text:p>1.9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">
            <text:p>Water and Sanitation</text:p>
          </table:table-cell>
          <table:table-cell office:value-type="float" office:value="1.8297099999999999" table:style-name="ce4">
            <text:p>1.8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">
            <text:p>Economic</text:p>
          </table:table-cell>
          <table:table-cell office:value-type="float" office:value="1.518931" table:style-name="ce4">
            <text:p>1.5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">
            <text:p>Other</text:p>
          </table:table-cell>
          <table:table-cell office:value-type="float" office:value="2.0983610000000001" table:style-name="ce4">
            <text:p>2.1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  <table:table table:name="Figure_5" table:style-name="ta2">
        <table:table-column table:style-name="co1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Title:</text:p>
          </table:table-cell>
          <table:table-cell office:value-type="string" table:style-name="ce1">
            <text:p>Humanitarian funding to Uganda by funding channel,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ource:</text:p>
          </table:table-cell>
          <table:table-cell office:value-type="string" table:style-name="ce1">
            <text:p>Development Initiatives based on UN OCHA Financial Tracking Service. Data downloaded and compiled 19 July 2016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Notes:</text:p>
          </table:table-cell>
          <table:table-cell office:value-type="string" table:style-name="ce6">
            <text:p>RCRC: International Red Cross and Red Crescent Movement; UNHCR: United Nations High Commissioner for<text:s/></text:p>
            <text:p>Refugees; WFP: World Food Programme. Percentages do not add up to 100% due to rounding.</text:p>
          </table:table-cell>
          <table:table-cell table:number-columns-repeated="16382" table:style-name="ce1"/>
        </table:table-row>
        <table:table-row table:style-name="ro1">
          <table:table-cell table:number-columns-repeated="5" table:style-name="ce1"/>
          <table:table-cell table:style-name="ce1">
            <draw:frame xmlns:presentation="urn:oasis:names:tc:opendocument:xmlns:presentation:1.0" draw:z-index="1" draw:id="id4" draw:style-name="a4" draw:name="Chart 1" svg:x="0.00833in" svg:y="0.18333in" svg:width="5in" svg:height="3.125in" style:rel-width="scale" style:rel-height="scale">
              <draw:object xlink:href="Object 5/" xlink:type="simple" xlink:show="embed" xlink:actuate="onLoad"/>
              <svg:desc/>
            </draw:frame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5">
            <text:p>Channel</text:p>
          </table:table-cell>
          <table:table-cell office:value-type="string" table:style-name="ce5">
            <text:p>US$ million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number-columns-spanned="1" table:number-rows-spanned="3" table:style-name="ce13">
            <text:p>UN Agencies</text:p>
          </table:table-cell>
          <table:table-cell office:value-type="string" table:style-name="ce3">
            <text:p>UNHCR</text:p>
          </table:table-cell>
          <table:table-cell office:value-type="float" office:value="39.595381000000003" table:style-name="ce4">
            <text:p>39.6</text:p>
          </table:table-cell>
          <table:table-cell table:number-columns-repeated="16380"/>
        </table:table-row>
        <table:table-row table:style-name="ro1">
          <table:table-cell table:style-name="ce1"/>
          <table:covered-table-cell/>
          <table:table-cell office:value-type="string" table:style-name="ce3">
            <text:p>WFP</text:p>
          </table:table-cell>
          <table:table-cell office:value-type="float" office:value="9.4924130000000009" table:style-name="ce4">
            <text:p>9.5</text:p>
          </table:table-cell>
          <table:table-cell table:number-columns-repeated="16380"/>
        </table:table-row>
        <table:table-row table:style-name="ro1">
          <table:table-cell table:style-name="ce1"/>
          <table:covered-table-cell/>
          <table:table-cell office:value-type="string" table:style-name="ce3">
            <text:p>Other</text:p>
          </table:table-cell>
          <table:table-cell office:value-type="float" office:value="5.1741250000000001" table:style-name="ce4">
            <text:p>5.2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3">
            <text:p>NGOs</text:p>
          </table:table-cell>
          <table:table-cell office:value-type="float" office:value="11.927961" table:style-name="ce4">
            <text:p>11.9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3">
            <text:p>Other</text:p>
          </table:table-cell>
          <table:table-cell office:value-type="float" office:value="0.614035" table:style-name="ce4">
            <text:p>0.6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3">
            <text:p>RCRC</text:p>
          </table:table-cell>
          <table:table-cell office:value-type="float" office:value="0.58713000000000004" table:style-name="ce4">
            <text:p>0.6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3">
            <text:p>Government</text:p>
          </table:table-cell>
          <table:table-cell office:value-type="float" office:value="0.118136" table:style-name="ce4">
            <text:p>0.1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Figure_6" table:style-name="ta2">
        <table:table-column table:style-name="co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Title:</text:p>
          </table:table-cell>
          <table:table-cell office:value-type="string" table:style-name="ce1">
            <text:p>Humanitarian funding to Uganda, 2012–2016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ource:</text:p>
          </table:table-cell>
          <table:table-cell office:value-type="string" table:style-name="ce1">
            <text:p>Development Initiatives based on UN OCHA Financial Tracking Service. Data downloaded and compiled 19 July 2016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Notes:</text:p>
          </table:table-cell>
          <table:table-cell office:value-type="string" table:style-name="ce1">
            <text:p>2016 data is up to and including 19 July 2016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5">
            <text:p>Year</text:p>
          </table:table-cell>
          <table:table-cell office:value-type="string" table:style-name="ce5">
            <text:p>of which is for the South Sudan refugee crisis</text:p>
          </table:table-cell>
          <table:table-cell office:value-type="string" table:style-name="ce5">
            <text:p>Humanitarian funding</text:p>
          </table:table-cell>
          <table:table-cell/>
          <table:table-cell table:style-name="ce1">
            <draw:frame xmlns:presentation="urn:oasis:names:tc:opendocument:xmlns:presentation:1.0" draw:z-index="1" draw:id="id5" draw:style-name="a5" draw:name="Chart 1" svg:x="0.00833in" svg:y="0.01667in" svg:width="5in" svg:height="3.125in" style:rel-width="scale" style:rel-height="scale">
              <draw:object xlink:href="Object 6/" xlink:type="simple" xlink:show="embed" xlink:actuate="onLoad"/>
              <svg:desc/>
            </draw:frame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2012" table:style-name="ce3">
            <text:p>2012</text:p>
          </table:table-cell>
          <table:table-cell office:value-type="float" office:value="0" table:style-name="ce4">
            <text:p>0.0</text:p>
          </table:table-cell>
          <table:table-cell office:value-type="float" office:value="36.676000000000002" table:style-name="ce4">
            <text:p>36.7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2013" table:style-name="ce3">
            <text:p>2013</text:p>
          </table:table-cell>
          <table:table-cell office:value-type="float" office:value="0" table:style-name="ce4">
            <text:p>0.0</text:p>
          </table:table-cell>
          <table:table-cell office:value-type="float" office:value="56.693401999999999" table:style-name="ce4">
            <text:p>56.7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2014" table:style-name="ce3">
            <text:p>2014</text:p>
          </table:table-cell>
          <table:table-cell office:value-type="float" office:value="117.242504" table:style-name="ce4">
            <text:p>117.2</text:p>
          </table:table-cell>
          <table:table-cell office:value-type="float" office:value="59.217750000000002" table:style-name="ce4">
            <text:p>59.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2015" table:style-name="ce3">
            <text:p>2015</text:p>
          </table:table-cell>
          <table:table-cell office:value-type="float" office:value="64.166938999999999" table:style-name="ce4">
            <text:p>64.2</text:p>
          </table:table-cell>
          <table:table-cell office:value-type="float" office:value="69.728335000000001" table:style-name="ce4">
            <text:p>69.7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2016" table:style-name="ce3">
            <text:p>2016</text:p>
          </table:table-cell>
          <table:table-cell office:value-type="float" office:value="18.802947" table:style-name="ce4">
            <text:p>18.8</text:p>
          </table:table-cell>
          <table:table-cell office:value-type="float" office:value="48.706234000000002" table:style-name="ce4">
            <text:p>48.7</text:p>
          </table:table-cell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style style:name="Percent" style:family="table-cell" style:data-style-name="N13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/>
    <dc:creator/>
    <meta:creation-date>2006-09-16T00:00:00Z</meta:creation-date>
    <dc:date>2016-07-20T15:45:4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5.0pt" svg:width="360.0pt" chart:style-name="Crt0">
        <chart:plot-area chart:style-name="Plt0">
          <chart:axis chart:dimension="x" chart:name="primary-x" chart:style-name="Axs0">
            <chart:categories table:cell-range-address="Figure_1.$B$6:.$B$13"/>
          </chart:axis>
          <chart:axis chart:dimension="y" chart:name="primary-y" chart:style-name="Axs1">
            <chart:title svg:x="6.0pt" svg:y="75.40669291338583pt"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values-cell-range-address="Figure_1.$C$6:.$C$13" chart:class="chart:bar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ash" draw:style="rect" draw:dots1="1" draw:dots1-length="0.01042in" draw:dots2="0" draw:dots2-length="0in" draw:distance="0.01042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Axs2" style:data-style-name="N13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fals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none" draw:stroke="solid" svg:stroke-width="0.03125in" svg:stroke-color="#98b954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P0" style:data-style-name="N0">
      <style:chart-properties chart:link-data-style-to-source="true" chart:data-label-number="value" chart:data-label-text="false" chart:data-label-symbol="false"/>
      <style:graphic-properties draw:fill="none" draw:stroke="solid" svg:stroke-width="0.03125in" svg:stroke-color="#98b954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9.6413385826772pt" svg:width="397.8651181102362pt" chart:style-name="Crt0">
        <chart:legend svg:x="280.2434645669291pt" svg:y="89.57188976377952pt" chart:style-name="Lgnd"/>
        <chart:plot-area svg:x="32.77173228346457pt" svg:y="7.757165354330708pt" svg:width="239.5490551181102pt" svg:height="250.6628346456693pt" chart:style-name="Plt0">
          <chart:axis chart:dimension="x" chart:name="primary-x" chart:style-name="Axs0">
            <chart:categories table:cell-range-address="Figure_2.$B$6:.$B$8"/>
          </chart:axis>
          <chart:axis chart:dimension="y" chart:name="primary-y" chart:style-name="Axs1">
            <chart:title svg:x="5.525905511811024pt" svg:y="90.36779527559055pt" chart:style-name="AT01">
              <text:p text:style-name="a0" text:class-names="" text:cond-style-name="">US$ millions</text:p>
            </chart:title>
            <chart:grid chart:class="major" chart:style-name="GMa1"/>
          </chart:axis>
          <chart:axis chart:dimension="y" chart:name="secondary-y" chart:style-name="Axs2"/>
          <chart:axis chart:dimension="x" chart:name="secondary-X" chart:style-name="Axs3"/>
          <chart:series chart:label-cell-address="Figure_2.$C$5" chart:values-cell-range-address="Figure_2.$C$6:.$C$8" chart:class="chart:bar" chart:attached-axis="primary-y" chart:style-name="G0S0">
            <chart:data-point chart:repeated="3"/>
          </chart:series>
          <chart:series chart:label-cell-address="Figure_2.$D$5" chart:values-cell-range-address="Figure_2.$D$6:.$D$8" chart:class="chart:bar" chart:attached-axis="primary-y" chart:style-name="G0S1">
            <chart:data-point chart:repeated="3"/>
          </chart:series>
          <chart:series chart:label-cell-address="Figure_2.$E$5" chart:values-cell-range-address="Figure_2.$E$6:.$E$8" chart:class="chart:line" chart:attached-axis="secondary-y" chart:style-name="G1S0">
            <chart:data-point chart:style-name="G1S0P0"/>
            <chart:data-point chart:repeated="2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ash" draw:style="rect" draw:dots1="1" draw:dots1-length="0.01042in" draw:dots2="0" draw:dots2-length="0in" draw:distance="0.01042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value" chart:data-label-text="true" chart:data-label-symbol="false"/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value" chart:data-label-text="true" chart:data-label-symbol="false"/>
      <style:graphic-properties draw:fill="solid" draw:fill-color="#aa46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value" chart:data-label-text="true" chart:data-label-symbol="false"/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" chart:data-label-text="true" chart:data-label-symbol="false"/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value" chart:data-label-text="true" chart:data-label-symbol="false"/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value" chart:data-label-text="true" chart:data-label-symbol="false"/>
      <style:graphic-properties draw:fill="solid" draw:fill-color="#db84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25.0pt" svg:width="360.0pt" chart:style-name="Crt0">
        <chart:plot-area svg:x="96.5pt" svg:y="46.35417322834645pt" svg:width="167.0pt" svg:height="173.958346456693pt" chart:style-name="Plt0">
          <chart:axis chart:dimension="x">
            <chart:categories table:cell-range-address="Figure_3.$B$6:.$B$11"/>
          </chart:axis>
          <chart:axis chart:dimension="y"/>
          <chart:series chart:values-cell-range-address="Figure_3.$C$6:.$C$11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value" chart:data-label-text="true" chart:data-label-symbol="false"/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value" chart:data-label-text="true" chart:data-label-symbol="false"/>
      <style:graphic-properties draw:fill="solid" draw:fill-color="#aa46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value" chart:data-label-text="true" chart:data-label-symbol="false"/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" chart:data-label-text="true" chart:data-label-symbol="false"/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value" chart:data-label-text="true" chart:data-label-symbol="false"/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value" chart:data-label-text="true" chart:data-label-symbol="false"/>
      <style:graphic-properties draw:fill="solid" draw:fill-color="#db84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 style:data-style-name="N0">
      <style:chart-properties chart:link-data-style-to-source="true" chart:data-label-number="value" chart:data-label-text="true" chart:data-label-symbol="false"/>
      <style:graphic-properties draw:fill="solid" draw:fill-color="#93a9c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7" style:data-style-name="N0">
      <style:chart-properties chart:link-data-style-to-source="true" chart:data-label-number="value" chart:data-label-text="true" chart:data-label-symbol="false"/>
      <style:graphic-properties draw:fill="solid" draw:fill-color="#d1939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25.0pt" svg:width="360.0pt" chart:style-name="Crt0">
        <chart:plot-area svg:x="96.5pt" svg:y="43.22913385826771pt" svg:width="167.0pt" svg:height="173.958346456693pt" chart:style-name="Plt0">
          <chart:axis chart:dimension="x">
            <chart:categories table:cell-range-address="Figure_4.$B$6:.$B$13"/>
          </chart:axis>
          <chart:axis chart:dimension="y"/>
          <chart:series chart:values-cell-range-address="Figure_4.$C$6:.$C$13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tru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connect-bars="tru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value" chart:data-label-text="true" chart:data-label-symbol="false"/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value" chart:data-label-text="true" chart:data-label-symbol="false"/>
      <style:graphic-properties draw:fill="solid" draw:fill-color="#aa46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value" chart:data-label-text="true" chart:data-label-symbol="false"/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" chart:data-label-text="true" chart:data-label-symbol="false"/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value" chart:data-label-text="true" chart:data-label-symbol="false"/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value" chart:data-label-text="true" chart:data-label-symbol="false"/>
      <style:graphic-properties draw:fill="solid" draw:fill-color="#db84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 style:data-style-name="N0">
      <style:chart-properties chart:link-data-style-to-source="true" chart:data-label-number="value" chart:data-label-text="true" chart:data-label-symbol="false"/>
      <style:graphic-properties draw:fill="solid" draw:fill-color="#93a9c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7" style:data-style-name="N0">
      <style:chart-properties chart:link-data-style-to-source="true" chart:data-label-number="value" chart:data-label-text="true" chart:data-label-symbol="false"/>
      <style:graphic-properties draw:fill="solid" draw:fill-color="#d1939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tru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25.0pt" svg:width="360.0pt" chart:style-name="Crt0">
        <chart:plot-area chart:style-name="Plt0">
          <chart:axis chart:dimension="x">
            <chart:categories table:cell-range-address="Figure_5.$C$6:.$C$12"/>
          </chart:axis>
          <chart:axis chart:dimension="y"/>
          <chart:series chart:values-cell-range-address="Figure_5.$D$6:.$D$12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P0" style:data-style-name="N0">
      <style:chart-properties chart:link-data-style-to-source="true" chart:data-label-number="non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non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5.0pt" svg:width="360.0pt" chart:style-name="Crt0"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Figure_6.$B$6:.$B$10"/>
          </chart:axis>
          <chart:axis chart:dimension="y" chart:name="primary-y" chart:style-name="Axs1">
            <chart:title svg:x="7.0pt" svg:y="75.40669291338583pt"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ure_6.$C$5" chart:values-cell-range-address="Figure_6.$C$6:.$C$10" chart:class="chart:bar" chart:attached-axis="primary-y" chart:style-name="G0S0">
            <chart:data-point chart:style-name="G0S0P0"/>
            <chart:data-point chart:style-name="G0S0P1"/>
            <chart:data-point chart:repeated="3"/>
          </chart:series>
          <chart:series chart:label-cell-address="Figure_6.$D$5" chart:values-cell-range-address="Figure_6.$D$6:.$D$10" chart:class="chart:bar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ash" draw:style="rect" draw:dots1="1" draw:dots1-length="0.01042in" draw:dots2="0" draw:dots2-length="0in" draw:distance="0.01042in"/>
  </office:styles>
</office:document-styles>
</file>